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2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6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4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3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46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7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7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8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5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75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8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93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7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7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8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95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0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0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17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05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1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33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3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1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5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2 Thessalonians</text:span><text:span text:style-name="a432" text:class-names=""/></text:p>
          </draw:text-box>
          <svg:title/>
          <svg:desc/>
        </draw:frame>
        <draw:frame draw:id="id84" presentation:style-name="a435" draw:name="Subtitle 2" svg:x="1.38in" svg:y="5.25in" svg:width="10.3in" svg:height="1.85in" presentation:class="subtitle" presentation:placeholder="true">
          <draw:text-box/>
          <svg:title/>
          <svg:desc/>
        </draw:frame>
      </draw:page>
      <draw:page draw:name="Slide2" draw:style-name="a436" draw:master-page-name="Master1-Layout1-title-Title-Slide" presentation:presentation-page-layout-name="Master1-PPL1" draw:id="Slide-257">
        <draw:frame draw:id="id85" presentation:style-name="a440" draw:name="Title 1" svg:x="1.38in" svg:y="0.83in" svg:width="10.3in" svg:height="4.42in" presentation:class="title" presentation:placeholder="false">
          <draw:text-box>
            <text:p text:style-name="a439" text:class-names="" text:cond-style-name=""><text:span text:style-name="a437" text:class-names="">2 THESSALONIANS 1<text:s text:c="1"/></text:span><text:span text:style-name="a438" text:class-names=""/></text:p>
          </draw:text-box>
          <svg:title/>
          <svg:desc/>
        </draw:frame>
        <draw:frame draw:id="id86" presentation:style-name="a445" draw:name="Subtitle 2" svg:x="1.38in" svg:y="5.25in" svg:width="10.3in" svg:height="1.85in" presentation:class="subtitle" presentation:placeholder="false">
          <draw:text-box>
            <text:p text:style-name="a442" text:class-names="" text:cond-style-name=""><text:span text:style-name="a441" text:class-names="">PAUL'S PRAISE OF THE CHURCH AT THESSALONICA (1:1-4)<text:s text:c="1"/></text:span></text:p>
            <text:p text:style-name="a444" text:class-names="" text:cond-style-name=""><text:span text:style-name="a443" text:class-names=""/></text:p>
          </draw:text-box>
          <svg:title/>
          <svg:desc/>
        </draw:frame>
      </draw:page>
      <draw:page draw:name="Slide3" draw:style-name="a446" draw:master-page-name="Master1-Layout1-title-Title-Slide" presentation:presentation-page-layout-name="Master1-PPL1" draw:id="Slide-258">
        <draw:frame draw:id="id87" presentation:style-name="a450" draw:name="Title 1" svg:x="1.38in" svg:y="0.83in" svg:width="10.3in" svg:height="4.42in" presentation:class="title" presentation:placeholder="false">
          <draw:text-box>
            <text:p text:style-name="a449" text:class-names="" text:cond-style-name=""><text:span text:style-name="a447" text:class-names="">PAUL'S PRAISE OF THE CHURCH AT THESSALONICA (1:1-4)<text:s text:c="1"/></text:span><text:span text:style-name="a448" text:class-names=""/></text:p>
          </draw:text-box>
          <svg:title/>
          <svg:desc/>
        </draw:frame>
        <draw:frame draw:id="id88" presentation:style-name="a455" draw:name="Subtitle 2" svg:x="1.38in" svg:y="5.25in" svg:width="10.3in" svg:height="1.85in" presentation:class="subtitle" presentation:placeholder="false">
          <draw:text-box>
            <text:p text:style-name="a452" text:class-names="" text:cond-style-name=""><text:span text:style-name="a451" text:class-names=""><text:s text:c="1"/>The church's testimony (1:1-3)<text:s text:c="1"/></text:span></text:p>
            <text:p text:style-name="a454" text:class-names="" text:cond-style-name=""><text:span text:style-name="a453" text:class-names=""/></text:p>
          </draw:text-box>
          <svg:title/>
          <svg:desc/>
        </draw:frame>
      </draw:page>
      <draw:page draw:name="Slide4" draw:style-name="a456" draw:master-page-name="Master1-Layout12-tx-Title-and-Text" presentation:presentation-page-layout-name="Master1-PPL12" draw:id="Slide-259">
        <draw:frame draw:id="id89" presentation:style-name="a460" draw:name="Title 1" svg:x="1.38in" svg:y="0.4in" svg:width="10.6in" svg:height="1.44965in" presentation:class="title" presentation:placeholder="false">
          <draw:text-box>
            <text:p text:style-name="a459" text:class-names="" text:cond-style-name=""><text:span text:style-name="a457" text:class-names=""><text:s text:c="1"/>The church's testimony (1:1-3)<text:s text:c="1"/></text:span><text:span text:style-name="a458" text:class-names=""/></text:p>
          </draw:text-box>
          <svg:title/>
          <svg:desc/>
        </draw:frame>
        <draw:frame draw:id="id90" presentation:style-name="a470" draw:name="Text Placeholder 2" svg:x="1.38in" svg:y="2in" svg:width="9.4in" svg:height="4.75868in" presentation:class="outline" presentation:placeholder="false">
          <draw:text-box>
            <text:list text:style-name="a463">
              <text:list-item>
                <text:p text:style-name="a462" text:class-names="" text:cond-style-name=""><text:span text:style-name="a461" text:class-names=""><text:s text:c="1"/>Their faith in the Saviour has grown more and more (1:1-3a).<text:s text:c="1"/></text:span></text:p>
              </text:list-item>
            </text:list>
            <text:list text:style-name="a466">
              <text:list-item>
                <text:p text:style-name="a465" text:class-names="" text:cond-style-name=""><text:span text:style-name="a464" text:class-names=""><text:s text:c="1"/>Their love for the saints has grown more and more (1:3b).<text:s text:c="1"/></text:span></text:p>
              </text:list-item>
            </text:list>
            <text:list text:style-name="a469">
              <text:list-item>
                <text:p text:style-name="a468" text:class-names="" text:cond-style-name=""><text:span text:style-name="a467" text:class-names=""/></text:p>
              </text:list-item>
            </text:list>
          </draw:text-box>
          <svg:title/>
          <svg:desc/>
        </draw:frame>
      </draw:page>
      <draw:page draw:name="Slide5" draw:style-name="a471" draw:master-page-name="Master1-Layout12-tx-Title-and-Text" presentation:presentation-page-layout-name="Master1-PPL12" draw:id="Slide-260">
        <draw:frame draw:id="id91" presentation:style-name="a475" draw:name="Title 1" svg:x="1.38in" svg:y="0.4in" svg:width="10.6in" svg:height="1.44965in" presentation:class="title" presentation:placeholder="false">
          <draw:text-box>
            <text:p text:style-name="a474" text:class-names="" text:cond-style-name=""><text:span text:style-name="a472" text:class-names="">PAUL'S PRAISE OF THE CHURCH AT THESSALONICA (1:1-4)<text:s text:c="1"/></text:span><text:span text:style-name="a473" text:class-names=""/></text:p>
          </draw:text-box>
          <svg:title/>
          <svg:desc/>
        </draw:frame>
        <draw:frame draw:id="id92" presentation:style-name="a485" draw:name="Text Placeholder 2" svg:x="1.38in" svg:y="2in" svg:width="9.4in" svg:height="4.75868in" presentation:class="outline" presentation:placeholder="false">
          <draw:text-box>
            <text:list text:style-name="a478">
              <text:list-item>
                <text:p text:style-name="a477" text:class-names="" text:cond-style-name=""><text:span text:style-name="a476" text:class-names=""><text:s text:c="1"/>The church's testimony (1:1-3)<text:s text:c="1"/></text:span></text:p>
              </text:list-item>
            </text:list>
            <text:list text:style-name="a481">
              <text:list-item>
                <text:p text:style-name="a480" text:class-names="" text:cond-style-name=""><text:span text:style-name="a479" text:class-names=""><text:s text:c="1"/>The church's trials (1:4):<text:s text:c="1"/></text:span></text:p>
              </text:list-item>
            </text:list>
            <text:list text:style-name="a484">
              <text:list-item>
                <text:p text:style-name="a483" text:class-names="" text:cond-style-name=""><text:span text:style-name="a482" text:class-names=""/></text:p>
              </text:list-item>
            </text:list>
          </draw:text-box>
          <svg:title/>
          <svg:desc/>
        </draw:frame>
      </draw:page>
      <draw:page draw:name="Slide6" draw:style-name="a486" draw:master-page-name="Master1-Layout12-tx-Title-and-Text" presentation:presentation-page-layout-name="Master1-PPL12" draw:id="Slide-261">
        <draw:frame draw:id="id93" presentation:style-name="a490" draw:name="Title 1" svg:x="1.38in" svg:y="0.4in" svg:width="10.6in" svg:height="1.44965in" presentation:class="title" presentation:placeholder="false">
          <draw:text-box>
            <text:p text:style-name="a489" text:class-names="" text:cond-style-name=""><text:span text:style-name="a487" text:class-names="">2 THESSALONIANS 1<text:s text:c="1"/></text:span><text:span text:style-name="a488" text:class-names=""/></text:p>
          </draw:text-box>
          <svg:title/>
          <svg:desc/>
        </draw:frame>
        <draw:frame draw:id="id94" presentation:style-name="a500" draw:name="Text Placeholder 2" svg:x="1.38in" svg:y="2in" svg:width="9.4in" svg:height="4.75868in" presentation:class="outline" presentation:placeholder="false">
          <draw:text-box>
            <text:list text:style-name="a493">
              <text:list-item>
                <text:p text:style-name="a492" text:class-names="" text:cond-style-name=""><text:span text:style-name="a491" text:class-names="">PAUL'S PRAISE OF THE CHURCH AT THESSALONICA (1:1-4)<text:s text:c="1"/></text:span></text:p>
              </text:list-item>
            </text:list>
            <text:list text:style-name="a496">
              <text:list-item>
                <text:p text:style-name="a495" text:class-names="" text:cond-style-name=""><text:span text:style-name="a494" text:class-names="">PAUL'S PROMISE TO THE CHURCH AT THESSALONICA (1:5-10):<text:s text:c="1"/></text:span></text:p>
              </text:list-item>
            </text:list>
            <text:list text:style-name="a499">
              <text:list-item>
                <text:p text:style-name="a498" text:class-names="" text:cond-style-name=""><text:span text:style-name="a497" text:class-names=""/></text:p>
              </text:list-item>
            </text:list>
          </draw:text-box>
          <svg:title/>
          <svg:desc/>
        </draw:frame>
      </draw:page>
      <draw:page draw:name="Slide7" draw:style-name="a501" draw:master-page-name="Master1-Layout1-title-Title-Slide" presentation:presentation-page-layout-name="Master1-PPL1" draw:id="Slide-262">
        <draw:frame draw:id="id95" presentation:style-name="a505" draw:name="Title 1" svg:x="1.38in" svg:y="0.83in" svg:width="10.3in" svg:height="4.42in" presentation:class="title" presentation:placeholder="false">
          <draw:text-box>
            <text:p text:style-name="a504" text:class-names="" text:cond-style-name=""><text:span text:style-name="a502" text:class-names="">PAUL'S PROMISE TO THE CHURCH AT THESSALONICA (1:5-10):<text:s text:c="1"/></text:span><text:span text:style-name="a503" text:class-names=""/></text:p>
          </draw:text-box>
          <svg:title/>
          <svg:desc/>
        </draw:frame>
        <draw:frame draw:id="id96" presentation:style-name="a510" draw:name="Subtitle 2" svg:x="1.38in" svg:y="5.25in" svg:width="10.3in" svg:height="1.85in" presentation:class="subtitle" presentation:placeholder="false">
          <draw:text-box>
            <text:p text:style-name="a507" text:class-names="" text:cond-style-name=""><text:span text:style-name="a506" text:class-names=""><text:s text:c="1"/>What (1:5-6)<text:s text:c="1"/></text:span></text:p>
            <text:p text:style-name="a509" text:class-names="" text:cond-style-name=""><text:span text:style-name="a508" text:class-names=""/></text:p>
          </draw:text-box>
          <svg:title/>
          <svg:desc/>
        </draw:frame>
      </draw:page>
      <draw:page draw:name="Slide8" draw:style-name="a511" draw:master-page-name="Master1-Layout12-tx-Title-and-Text" presentation:presentation-page-layout-name="Master1-PPL12" draw:id="Slide-263">
        <draw:frame draw:id="id97" presentation:style-name="a515" draw:name="Title 1" svg:x="1.38in" svg:y="0.4in" svg:width="10.6in" svg:height="1.44965in" presentation:class="title" presentation:placeholder="false">
          <draw:text-box>
            <text:p text:style-name="a514" text:class-names="" text:cond-style-name=""><text:span text:style-name="a512" text:class-names=""><text:s text:c="1"/>What (1:5-6)<text:s text:c="1"/></text:span><text:span text:style-name="a513" text:class-names=""/></text:p>
          </draw:text-box>
          <svg:title/>
          <svg:desc/>
        </draw:frame>
        <draw:frame draw:id="id98" presentation:style-name="a525" draw:name="Text Placeholder 2" svg:x="1.38in" svg:y="2in" svg:width="9.4in" svg:height="4.75868in" presentation:class="outline" presentation:placeholder="false">
          <draw:text-box>
            <text:list text:style-name="a518">
              <text:list-item>
                <text:p text:style-name="a517" text:class-names="" text:cond-style-name=""><text:span text:style-name="a516" text:class-names=""><text:s text:c="1"/>Concerning the persecuted (1:5):<text:s text:c="1"/></text:span></text:p>
              </text:list-item>
            </text:list>
            <text:list text:style-name="a521">
              <text:list-item>
                <text:p text:style-name="a520" text:class-names="" text:cond-style-name=""><text:span text:style-name="a519" text:class-names=""><text:s text:c="1"/>Concerning the persecutors (1:6):<text:s text:c="1"/></text:span></text:p>
              </text:list-item>
            </text:list>
            <text:list text:style-name="a524">
              <text:list-item>
                <text:p text:style-name="a523" text:class-names="" text:cond-style-name=""><text:span text:style-name="a522" text:class-names=""/></text:p>
              </text:list-item>
            </text:list>
          </draw:text-box>
          <svg:title/>
          <svg:desc/>
        </draw:frame>
      </draw:page>
      <draw:page draw:name="Slide9" draw:style-name="a526" draw:master-page-name="Master1-Layout12-tx-Title-and-Text" presentation:presentation-page-layout-name="Master1-PPL12" draw:id="Slide-264">
        <draw:frame draw:id="id99" presentation:style-name="a530" draw:name="Title 1" svg:x="1.38in" svg:y="0.4in" svg:width="10.6in" svg:height="1.44965in" presentation:class="title" presentation:placeholder="false">
          <draw:text-box>
            <text:p text:style-name="a529" text:class-names="" text:cond-style-name=""><text:span text:style-name="a527" text:class-names="">PAUL'S PROMISE TO THE CHURCH AT THESSALONICA (1:5-10):<text:s text:c="1"/></text:span><text:span text:style-name="a528" text:class-names=""/></text:p>
          </draw:text-box>
          <svg:title/>
          <svg:desc/>
        </draw:frame>
        <draw:frame draw:id="id100" presentation:style-name="a540" draw:name="Text Placeholder 2" svg:x="1.38in" svg:y="2in" svg:width="9.4in" svg:height="4.75868in" presentation:class="outline" presentation:placeholder="false">
          <draw:text-box>
            <text:list text:style-name="a533">
              <text:list-item>
                <text:p text:style-name="a532" text:class-names="" text:cond-style-name=""><text:span text:style-name="a531" text:class-names=""><text:s text:c="1"/>What (1:5-6)<text:s text:c="1"/></text:span></text:p>
              </text:list-item>
            </text:list>
            <text:list text:style-name="a536">
              <text:list-item>
                <text:p text:style-name="a535" text:class-names="" text:cond-style-name=""><text:span text:style-name="a534" text:class-names=""><text:s text:c="1"/>When (1:7-10):<text:s text:c="1"/></text:span></text:p>
              </text:list-item>
            </text:list>
            <text:list text:style-name="a539">
              <text:list-item>
                <text:p text:style-name="a538" text:class-names="" text:cond-style-name=""><text:span text:style-name="a537" text:class-names=""/></text:p>
              </text:list-item>
            </text:list>
          </draw:text-box>
          <svg:title/>
          <svg:desc/>
        </draw:frame>
      </draw:page>
      <draw:page draw:name="Slide10" draw:style-name="a541" draw:master-page-name="Master1-Layout12-tx-Title-and-Text" presentation:presentation-page-layout-name="Master1-PPL12" draw:id="Slide-265">
        <draw:frame draw:id="id101" presentation:style-name="a545" draw:name="Title 1" svg:x="1.38in" svg:y="0.4in" svg:width="10.6in" svg:height="1.44965in" presentation:class="title" presentation:placeholder="false">
          <draw:text-box>
            <text:p text:style-name="a544" text:class-names="" text:cond-style-name=""><text:span text:style-name="a542" text:class-names="">2 THESSALONIANS 1<text:s text:c="1"/></text:span><text:span text:style-name="a543" text:class-names=""/></text:p>
          </draw:text-box>
          <svg:title/>
          <svg:desc/>
        </draw:frame>
        <draw:frame draw:id="id102" presentation:style-name="a558" draw:name="Text Placeholder 2" svg:x="1.38in" svg:y="2in" svg:width="9.4in" svg:height="4.75868in" presentation:class="outline" presentation:placeholder="false">
          <draw:text-box>
            <text:list text:style-name="a548">
              <text:list-item>
                <text:p text:style-name="a547" text:class-names="" text:cond-style-name=""><text:span text:style-name="a546" text:class-names="">PAUL'S PRAISE OF THE CHURCH AT THESSALONICA (1:1-4)<text:s text:c="1"/></text:span></text:p>
              </text:list-item>
            </text:list>
            <text:list text:style-name="a551">
              <text:list-item>
                <text:p text:style-name="a550" text:class-names="" text:cond-style-name=""><text:span text:style-name="a549" text:class-names="">PAUL'S PROMISE TO THE CHURCH AT THESSALONICA (1:5-10):<text:s text:c="1"/></text:span></text:p>
              </text:list-item>
            </text:list>
            <text:list text:style-name="a554">
              <text:list-item>
                <text:p text:style-name="a553" text:class-names="" text:cond-style-name=""><text:span text:style-name="a552" text:class-names="">PAUL'S PRAYER FOR THE CHURCH AT THESSALONICA (1:11-12)<text:s text:c="1"/></text:span></text:p>
              </text:list-item>
            </text:list>
            <text:list text:style-name="a557">
              <text:list-item>
                <text:p text:style-name="a556" text:class-names="" text:cond-style-name=""><text:span text:style-name="a555" text:class-names=""/></text:p>
              </text:list-item>
            </text:list>
          </draw:text-box>
          <svg:title/>
          <svg:desc/>
        </draw:frame>
      </draw:page>
      <draw:page draw:name="Slide11" draw:style-name="a559" draw:master-page-name="Master1-Layout12-tx-Title-and-Text" presentation:presentation-page-layout-name="Master1-PPL12" draw:id="Slide-266">
        <draw:frame draw:id="id103" presentation:style-name="a563" draw:name="Title 1" svg:x="1.38in" svg:y="0.4in" svg:width="10.6in" svg:height="1.44965in" presentation:class="title" presentation:placeholder="false">
          <draw:text-box>
            <text:p text:style-name="a562" text:class-names="" text:cond-style-name=""><text:span text:style-name="a560" text:class-names="">PAUL'S PRAYER FOR THE CHURCH AT THESSALONICA (1:11-12)<text:s text:c="1"/></text:span><text:span text:style-name="a561" text:class-names=""/></text:p>
          </draw:text-box>
          <svg:title/>
          <svg:desc/>
        </draw:frame>
        <draw:frame draw:id="id104" presentation:style-name="a576" draw:name="Text Placeholder 2" svg:x="1.38in" svg:y="2in" svg:width="9.4in" svg:height="4.75868in" presentation:class="outline" presentation:placeholder="false">
          <draw:text-box>
            <text:list text:style-name="a566">
              <text:list-item>
                <text:p text:style-name="a565" text:class-names="" text:cond-style-name=""><text:span text:style-name="a564" text:class-names=""><text:s text:c="1"/>Concerning God's power (1:11a):<text:s text:c="1"/></text:span></text:p>
              </text:list-item>
            </text:list>
            <text:list text:style-name="a569">
              <text:list-item>
                <text:p text:style-name="a568" text:class-names="" text:cond-style-name=""><text:span text:style-name="a567" text:class-names=""><text:s text:c="1"/>Concerning God's purpose (1:11b):<text:s text:c="1"/></text:span></text:p>
              </text:list-item>
            </text:list>
            <text:list text:style-name="a572">
              <text:list-item>
                <text:p text:style-name="a571" text:class-names="" text:cond-style-name=""><text:span text:style-name="a570" text:class-names=""><text:s text:c="1"/>Concerning God's person (1:12):<text:s text:c="1"/></text:span></text:p>
              </text:list-item>
            </text:list>
            <text:list text:style-name="a575">
              <text:list-item>
                <text:p text:style-name="a574" text:class-names="" text:cond-style-name=""><text:span text:style-name="a573" text:class-names=""/></text:p>
              </text:list-item>
            </text:list>
          </draw:text-box>
          <svg:title/>
          <svg:desc/>
        </draw:frame>
      </draw:page>
      <draw:page draw:name="Slide12" draw:style-name="a577" draw:master-page-name="Master1-Layout12-tx-Title-and-Text" presentation:presentation-page-layout-name="Master1-PPL12" draw:id="Slide-267">
        <draw:frame draw:id="id105" presentation:style-name="a581" draw:name="Title 1" svg:x="1.38in" svg:y="0.4in" svg:width="10.6in" svg:height="1.44965in" presentation:class="title" presentation:placeholder="false">
          <draw:text-box>
            <text:p text:style-name="a580" text:class-names="" text:cond-style-name=""><text:span text:style-name="a578" text:class-names="">2 THESSALONIANS 1<text:s text:c="1"/></text:span><text:span text:style-name="a579" text:class-names=""/></text:p>
          </draw:text-box>
          <svg:title/>
          <svg:desc/>
        </draw:frame>
        <draw:frame draw:id="id106" presentation:style-name="a594" draw:name="Text Placeholder 2" svg:x="1.38in" svg:y="2in" svg:width="9.4in" svg:height="4.75868in" presentation:class="outline" presentation:placeholder="false">
          <draw:text-box>
            <text:list text:style-name="a584">
              <text:list-item>
                <text:p text:style-name="a583" text:class-names="" text:cond-style-name=""><text:span text:style-name="a582" text:class-names="">PAUL'S PRAISE OF THE CHURCH AT THESSALONICA (1:1-4)<text:s text:c="1"/></text:span></text:p>
              </text:list-item>
            </text:list>
            <text:list text:style-name="a587">
              <text:list-item>
                <text:p text:style-name="a586" text:class-names="" text:cond-style-name=""><text:span text:style-name="a585" text:class-names="">PAUL'S PROMISE TO THE CHURCH AT THESSALONICA (1:5-10):<text:s text:c="1"/></text:span></text:p>
              </text:list-item>
            </text:list>
            <text:list text:style-name="a590">
              <text:list-item>
                <text:p text:style-name="a589" text:class-names="" text:cond-style-name=""><text:span text:style-name="a588" text:class-names="">PAUL'S PRAYER FOR THE CHURCH AT THESSALONICA (1:11-12)<text:s text:c="1"/></text:span></text:p>
              </text:list-item>
            </text:list>
            <text:list text:style-name="a593">
              <text:list-item>
                <text:p text:style-name="a592" text:class-names="" text:cond-style-name=""><text:span text:style-name="a591" text:class-names=""/></text:p>
              </text:list-item>
            </text:list>
          </draw:text-box>
          <svg:title/>
          <svg:desc/>
        </draw:frame>
      </draw:page>
      <draw:page draw:name="Slide13" draw:style-name="a595" draw:master-page-name="Master1-Layout1-title-Title-Slide" presentation:presentation-page-layout-name="Master1-PPL1" draw:id="Slide-268">
        <draw:frame draw:id="id107" presentation:style-name="a599" draw:name="Title 1" svg:x="1.38in" svg:y="0.83in" svg:width="10.3in" svg:height="4.42in" presentation:class="title" presentation:placeholder="false">
          <draw:text-box>
            <text:p text:style-name="a598" text:class-names="" text:cond-style-name=""><text:span text:style-name="a596" text:class-names="">2 THESSALONIANS 2<text:s text:c="1"/></text:span><text:span text:style-name="a597" text:class-names=""/></text:p>
          </draw:text-box>
          <svg:title/>
          <svg:desc/>
        </draw:frame>
        <draw:frame draw:id="id108" presentation:style-name="a604" draw:name="Subtitle 2" svg:x="1.38in" svg:y="5.25in" svg:width="10.3in" svg:height="1.85in" presentation:class="subtitle" presentation:placeholder="false">
          <draw:text-box>
            <text:p text:style-name="a601" text:class-names="" text:cond-style-name=""><text:span text:style-name="a600" text:class-names="">THE DAY OF THE LORD (2:1-12):<text:s text:c="1"/></text:span></text:p>
            <text:p text:style-name="a603" text:class-names="" text:cond-style-name=""><text:span text:style-name="a602" text:class-names=""/></text:p>
          </draw:text-box>
          <svg:title/>
          <svg:desc/>
        </draw:frame>
      </draw:page>
      <draw:page draw:name="Slide14" draw:style-name="a605" draw:master-page-name="Master1-Layout1-title-Title-Slide" presentation:presentation-page-layout-name="Master1-PPL1" draw:id="Slide-269">
        <draw:frame draw:id="id109" presentation:style-name="a609" draw:name="Title 1" svg:x="1.38in" svg:y="0.83in" svg:width="10.3in" svg:height="4.42in" presentation:class="title" presentation:placeholder="false">
          <draw:text-box>
            <text:p text:style-name="a608" text:class-names="" text:cond-style-name=""><text:span text:style-name="a606" text:class-names="">THE DAY OF THE LORD (2:1-12):<text:s text:c="1"/></text:span><text:span text:style-name="a607" text:class-names=""/></text:p>
          </draw:text-box>
          <svg:title/>
          <svg:desc/>
        </draw:frame>
        <draw:frame draw:id="id110" presentation:style-name="a614" draw:name="Subtitle 2" svg:x="1.38in" svg:y="5.25in" svg:width="10.3in" svg:height="1.85in" presentation:class="subtitle" presentation:placeholder="false">
          <draw:text-box>
            <text:p text:style-name="a611" text:class-names="" text:cond-style-name=""><text:span text:style-name="a610" text:class-names=""><text:s text:c="1"/>The day of the Lord and the church (2:1-3)<text:s text:c="1"/></text:span></text:p>
            <text:p text:style-name="a613" text:class-names="" text:cond-style-name=""><text:span text:style-name="a612" text:class-names=""/></text:p>
          </draw:text-box>
          <svg:title/>
          <svg:desc/>
        </draw:frame>
      </draw:page>
      <draw:page draw:name="Slide15" draw:style-name="a615" draw:master-page-name="Master1-Layout12-tx-Title-and-Text" presentation:presentation-page-layout-name="Master1-PPL12" draw:id="Slide-270">
        <draw:frame draw:id="id111" presentation:style-name="a619" draw:name="Title 1" svg:x="1.38in" svg:y="0.4in" svg:width="10.6in" svg:height="1.44965in" presentation:class="title" presentation:placeholder="false">
          <draw:text-box>
            <text:p text:style-name="a618" text:class-names="" text:cond-style-name=""><text:span text:style-name="a616" text:class-names=""><text:s text:c="1"/>The day of the Lord and the church (2:1-3)<text:s text:c="1"/></text:span><text:span text:style-name="a617" text:class-names=""/></text:p>
          </draw:text-box>
          <svg:title/>
          <svg:desc/>
        </draw:frame>
        <draw:frame draw:id="id112" presentation:style-name="a629" draw:name="Text Placeholder 2" svg:x="1.38in" svg:y="2in" svg:width="9.4in" svg:height="4.75868in" presentation:class="outline" presentation:placeholder="false">
          <draw:text-box>
            <text:list text:style-name="a622">
              <text:list-item>
                <text:p text:style-name="a621" text:class-names="" text:cond-style-name=""><text:span text:style-name="a620" text:class-names=""><text:s text:c="1"/>The confusion (2:1-2):<text:s text:c="1"/></text:span></text:p>
              </text:list-item>
            </text:list>
            <text:list text:style-name="a625">
              <text:list-item>
                <text:p text:style-name="a624" text:class-names="" text:cond-style-name=""><text:span text:style-name="a623" text:class-names=""><text:s text:c="1"/>The clarification (2:3b, 3c):<text:s text:c="1"/></text:span></text:p>
              </text:list-item>
            </text:list>
            <text:list text:style-name="a628">
              <text:list-item>
                <text:p text:style-name="a627" text:class-names="" text:cond-style-name=""><text:span text:style-name="a626" text:class-names=""/></text:p>
              </text:list-item>
            </text:list>
          </draw:text-box>
          <svg:title/>
          <svg:desc/>
        </draw:frame>
      </draw:page>
      <draw:page draw:name="Slide16" draw:style-name="a630" draw:master-page-name="Master1-Layout12-tx-Title-and-Text" presentation:presentation-page-layout-name="Master1-PPL12" draw:id="Slide-271">
        <draw:frame draw:id="id113" presentation:style-name="a634" draw:name="Title 1" svg:x="1.38in" svg:y="0.4in" svg:width="10.6in" svg:height="1.44965in" presentation:class="title" presentation:placeholder="false">
          <draw:text-box>
            <text:p text:style-name="a633" text:class-names="" text:cond-style-name=""><text:span text:style-name="a631" text:class-names=""><text:s text:c="1"/>The clarification (2:3b, 3c):<text:s text:c="1"/></text:span><text:span text:style-name="a632" text:class-names=""/></text:p>
          </draw:text-box>
          <svg:title/>
          <svg:desc/>
        </draw:frame>
        <draw:frame draw:id="id114" presentation:style-name="a644" draw:name="Text Placeholder 2" svg:x="1.38in" svg:y="2in" svg:width="9.4in" svg:height="4.75868in" presentation:class="outline" presentation:placeholder="false">
          <draw:text-box>
            <text:list text:style-name="a637">
              <text:list-item>
                <text:p text:style-name="a636" text:class-names="" text:cond-style-name=""><text:span text:style-name="a635" text:class-names=""><text:s text:c="1"/>A worldwide religious apostasy (2:3b)<text:s text:c="1"/></text:span></text:p>
              </text:list-item>
            </text:list>
            <text:list text:style-name="a640">
              <text:list-item>
                <text:p text:style-name="a639" text:class-names="" text:cond-style-name=""><text:span text:style-name="a638" text:class-names=""><text:s text:c="1"/>The appearance of a satanic superman (2:3c)<text:s text:c="1"/></text:span></text:p>
              </text:list-item>
            </text:list>
            <text:list text:style-name="a643">
              <text:list-item>
                <text:p text:style-name="a642" text:class-names="" text:cond-style-name=""><text:span text:style-name="a641" text:class-names=""/></text:p>
              </text:list-item>
            </text:list>
          </draw:text-box>
          <svg:title/>
          <svg:desc/>
        </draw:frame>
      </draw:page>
      <draw:page draw:name="Slide17" draw:style-name="a645" draw:master-page-name="Master1-Layout12-tx-Title-and-Text" presentation:presentation-page-layout-name="Master1-PPL12" draw:id="Slide-272">
        <draw:frame draw:id="id115" presentation:style-name="a649" draw:name="Title 1" svg:x="1.38in" svg:y="0.4in" svg:width="10.6in" svg:height="1.44965in" presentation:class="title" presentation:placeholder="false">
          <draw:text-box>
            <text:p text:style-name="a648" text:class-names="" text:cond-style-name=""><text:span text:style-name="a646" text:class-names=""><text:s text:c="1"/>The day of the Lord and the church (2:1-3)<text:s text:c="1"/></text:span><text:span text:style-name="a647" text:class-names=""/></text:p>
          </draw:text-box>
          <svg:title/>
          <svg:desc/>
        </draw:frame>
        <draw:frame draw:id="id116" presentation:style-name="a659" draw:name="Text Placeholder 2" svg:x="1.38in" svg:y="2in" svg:width="9.4in" svg:height="4.75868in" presentation:class="outline" presentation:placeholder="false">
          <draw:text-box>
            <text:list text:style-name="a652">
              <text:list-item>
                <text:p text:style-name="a651" text:class-names="" text:cond-style-name=""><text:span text:style-name="a650" text:class-names=""><text:s text:c="1"/>The confusion (2:1-2):<text:s text:c="1"/></text:span></text:p>
              </text:list-item>
            </text:list>
            <text:list text:style-name="a655">
              <text:list-item>
                <text:p text:style-name="a654" text:class-names="" text:cond-style-name=""><text:span text:style-name="a653" text:class-names=""><text:s text:c="1"/>The clarification (2:3b, 3c):<text:s text:c="1"/></text:span></text:p>
              </text:list-item>
            </text:list>
            <text:list text:style-name="a658">
              <text:list-item>
                <text:p text:style-name="a657" text:class-names="" text:cond-style-name=""><text:span text:style-name="a656" text:class-names=""/></text:p>
              </text:list-item>
            </text:list>
          </draw:text-box>
          <svg:title/>
          <svg:desc/>
        </draw:frame>
      </draw:page>
      <draw:page draw:name="Slide18" draw:style-name="a660" draw:master-page-name="Master1-Layout12-tx-Title-and-Text" presentation:presentation-page-layout-name="Master1-PPL12" draw:id="Slide-273">
        <draw:frame draw:id="id117" presentation:style-name="a664" draw:name="Title 1" svg:x="1.38in" svg:y="0.4in" svg:width="10.6in" svg:height="1.44965in" presentation:class="title" presentation:placeholder="false">
          <draw:text-box>
            <text:p text:style-name="a663" text:class-names="" text:cond-style-name=""><text:span text:style-name="a661" text:class-names="">THE DAY OF THE LORD (2:1-12):<text:s text:c="1"/></text:span><text:span text:style-name="a662" text:class-names=""/></text:p>
          </draw:text-box>
          <svg:title/>
          <svg:desc/>
        </draw:frame>
        <draw:frame draw:id="id118" presentation:style-name="a674" draw:name="Text Placeholder 2" svg:x="1.38in" svg:y="2in" svg:width="9.4in" svg:height="4.75868in" presentation:class="outline" presentation:placeholder="false">
          <draw:text-box>
            <text:list text:style-name="a667">
              <text:list-item>
                <text:p text:style-name="a666" text:class-names="" text:cond-style-name=""><text:span text:style-name="a665" text:class-names=""><text:s text:c="1"/>The day of the Lord and the church (2:1-3)<text:s text:c="1"/></text:span></text:p>
              </text:list-item>
            </text:list>
            <text:list text:style-name="a670">
              <text:list-item>
                <text:p text:style-name="a669" text:class-names="" text:cond-style-name=""><text:span text:style-name="a668" text:class-names=""><text:s text:c="1"/>The day of the Lord and the Antichrist (2:3a-4, 8-9)<text:s text:c="1"/></text:span></text:p>
              </text:list-item>
            </text:list>
            <text:list text:style-name="a673">
              <text:list-item>
                <text:p text:style-name="a672" text:class-names="" text:cond-style-name=""><text:span text:style-name="a671" text:class-names=""/></text:p>
              </text:list-item>
            </text:list>
          </draw:text-box>
          <svg:title/>
          <svg:desc/>
        </draw:frame>
      </draw:page>
      <draw:page draw:name="Slide19" draw:style-name="a675" draw:master-page-name="Master1-Layout1-title-Title-Slide" presentation:presentation-page-layout-name="Master1-PPL1" draw:id="Slide-274">
        <draw:frame draw:id="id119" presentation:style-name="a679" draw:name="Title 1" svg:x="1.38in" svg:y="0.83in" svg:width="10.3in" svg:height="4.42in" presentation:class="title" presentation:placeholder="false">
          <draw:text-box>
            <text:p text:style-name="a678" text:class-names="" text:cond-style-name=""><text:span text:style-name="a676" text:class-names=""><text:s text:c="1"/>The day of the Lord and the Antichrist (2:3a-4, 8-9)<text:s text:c="1"/></text:span><text:span text:style-name="a677" text:class-names=""/></text:p>
          </draw:text-box>
          <svg:title/>
          <svg:desc/>
        </draw:frame>
        <draw:frame draw:id="id120" presentation:style-name="a684" draw:name="Subtitle 2" svg:x="1.38in" svg:y="5.25in" svg:width="10.3in" svg:height="1.85in" presentation:class="subtitle" presentation:placeholder="false">
          <draw:text-box>
            <text:p text:style-name="a681" text:class-names="" text:cond-style-name=""><text:span text:style-name="a680" text:class-names=""><text:s text:c="1"/>His titles (2:3a, 8a, 9a)<text:s text:c="1"/></text:span></text:p>
            <text:p text:style-name="a683" text:class-names="" text:cond-style-name=""><text:span text:style-name="a682" text:class-names=""/></text:p>
          </draw:text-box>
          <svg:title/>
          <svg:desc/>
        </draw:frame>
      </draw:page>
      <draw:page draw:name="Slide20" draw:style-name="a685" draw:master-page-name="Master1-Layout12-tx-Title-and-Text" presentation:presentation-page-layout-name="Master1-PPL12" draw:id="Slide-275">
        <draw:frame draw:id="id121" presentation:style-name="a689" draw:name="Title 1" svg:x="1.38in" svg:y="0.4in" svg:width="10.6in" svg:height="1.44965in" presentation:class="title" presentation:placeholder="false">
          <draw:text-box>
            <text:p text:style-name="a688" text:class-names="" text:cond-style-name=""><text:span text:style-name="a686" text:class-names=""><text:s text:c="1"/>His titles (2:3a, 8a, 9a)<text:s text:c="1"/></text:span><text:span text:style-name="a687" text:class-names=""/></text:p>
          </draw:text-box>
          <svg:title/>
          <svg:desc/>
        </draw:frame>
        <draw:frame draw:id="id122" presentation:style-name="a699" draw:name="Text Placeholder 2" svg:x="1.38in" svg:y="2in" svg:width="9.4in" svg:height="4.75868in" presentation:class="outline" presentation:placeholder="false">
          <draw:text-box>
            <text:list text:style-name="a692">
              <text:list-item>
                <text:p text:style-name="a691" text:class-names="" text:cond-style-name=""><text:span text:style-name="a690" text:class-names=""><text:s text:c="1"/>"The man of lawlessness" (2:3a, 8a)<text:s text:c="1"/></text:span></text:p>
              </text:list-item>
            </text:list>
            <text:list text:style-name="a695">
              <text:list-item>
                <text:p text:style-name="a694" text:class-names="" text:cond-style-name=""><text:span text:style-name="a693" text:class-names=""><text:s text:c="1"/>"This evil man" (2:9a)<text:s text:c="1"/></text:span></text:p>
              </text:list-item>
            </text:list>
            <text:list text:style-name="a698">
              <text:list-item>
                <text:p text:style-name="a697" text:class-names="" text:cond-style-name=""><text:span text:style-name="a696" text:class-names=""/></text:p>
              </text:list-item>
            </text:list>
          </draw:text-box>
          <svg:title/>
          <svg:desc/>
        </draw:frame>
      </draw:page>
      <draw:page draw:name="Slide21" draw:style-name="a700" draw:master-page-name="Master1-Layout12-tx-Title-and-Text" presentation:presentation-page-layout-name="Master1-PPL12" draw:id="Slide-276">
        <draw:frame draw:id="id123" presentation:style-name="a704" draw:name="Title 1" svg:x="1.38in" svg:y="0.4in" svg:width="10.6in" svg:height="1.44965in" presentation:class="title" presentation:placeholder="false">
          <draw:text-box>
            <text:p text:style-name="a703" text:class-names="" text:cond-style-name=""><text:span text:style-name="a701" text:class-names=""><text:s text:c="1"/>The day of the Lord and the Antichrist (2:3a-4, 8-9)<text:s text:c="1"/></text:span><text:span text:style-name="a702" text:class-names=""/></text:p>
          </draw:text-box>
          <svg:title/>
          <svg:desc/>
        </draw:frame>
        <draw:frame draw:id="id124" presentation:style-name="a720" draw:name="Text Placeholder 2" svg:x="1.38in" svg:y="2in" svg:width="9.4in" svg:height="4.75868in" presentation:class="outline" presentation:placeholder="false">
          <draw:text-box>
            <text:list text:style-name="a707">
              <text:list-item>
                <text:p text:style-name="a706" text:class-names="" text:cond-style-name=""><text:span text:style-name="a705" text:class-names=""><text:s text:c="1"/>His titles (2:3a, 8a, 9a)<text:s text:c="1"/></text:span></text:p>
              </text:list-item>
            </text:list>
            <text:list text:style-name="a710">
              <text:list-item>
                <text:p text:style-name="a709" text:class-names="" text:cond-style-name=""><text:span text:style-name="a708" text:class-names=""><text:s text:c="1"/>His travesty (2:4):<text:s text:c="1"/></text:span></text:p>
              </text:list-item>
            </text:list>
            <text:list text:style-name="a713">
              <text:list-item>
                <text:p text:style-name="a712" text:class-names="" text:cond-style-name=""><text:span text:style-name="a711" text:class-names=""><text:s text:c="1"/>His trickery (2:9b):<text:s text:c="1"/></text:span></text:p>
              </text:list-item>
            </text:list>
            <text:list text:style-name="a716">
              <text:list-item>
                <text:p text:style-name="a715" text:class-names="" text:cond-style-name=""><text:span text:style-name="a714" text:class-names=""><text:s text:c="1"/>His trampling (2:8b):<text:s text:c="1"/></text:span></text:p>
              </text:list-item>
            </text:list>
            <text:list text:style-name="a719">
              <text:list-item>
                <text:p text:style-name="a718" text:class-names="" text:cond-style-name=""><text:span text:style-name="a717" text:class-names=""/></text:p>
              </text:list-item>
            </text:list>
          </draw:text-box>
          <svg:title/>
          <svg:desc/>
        </draw:frame>
      </draw:page>
      <draw:page draw:name="Slide22" draw:style-name="a721" draw:master-page-name="Master1-Layout12-tx-Title-and-Text" presentation:presentation-page-layout-name="Master1-PPL12" draw:id="Slide-277">
        <draw:frame draw:id="id125" presentation:style-name="a725" draw:name="Title 1" svg:x="1.38in" svg:y="0.4in" svg:width="10.6in" svg:height="1.44965in" presentation:class="title" presentation:placeholder="false">
          <draw:text-box>
            <text:p text:style-name="a724" text:class-names="" text:cond-style-name=""><text:span text:style-name="a722" text:class-names="">THE DAY OF THE LORD (2:1-12):<text:s text:c="1"/></text:span><text:span text:style-name="a723" text:class-names=""/></text:p>
          </draw:text-box>
          <svg:title/>
          <svg:desc/>
        </draw:frame>
        <draw:frame draw:id="id126" presentation:style-name="a741" draw:name="Text Placeholder 2" svg:x="1.38in" svg:y="2in" svg:width="9.4in" svg:height="4.75868in" presentation:class="outline" presentation:placeholder="false">
          <draw:text-box>
            <text:list text:style-name="a728">
              <text:list-item>
                <text:p text:style-name="a727" text:class-names="" text:cond-style-name=""><text:span text:style-name="a726" text:class-names=""><text:s text:c="1"/>The day of the Lord and the church (2:1-3)<text:s text:c="1"/></text:span></text:p>
              </text:list-item>
            </text:list>
            <text:list text:style-name="a731">
              <text:list-item>
                <text:p text:style-name="a730" text:class-names="" text:cond-style-name=""><text:span text:style-name="a729" text:class-names=""><text:s text:c="1"/>The day of the Lord and the Antichrist (2:3a-4, 8-9)<text:s text:c="1"/></text:span></text:p>
              </text:list-item>
            </text:list>
            <text:list text:style-name="a734">
              <text:list-item>
                <text:p text:style-name="a733" text:class-names="" text:cond-style-name=""><text:span text:style-name="a732" text:class-names=""><text:s text:c="1"/>The day of the Lord and the restrainer (2:5-7):<text:s text:c="1"/></text:span></text:p>
              </text:list-item>
            </text:list>
            <text:list text:style-name="a737">
              <text:list-item>
                <text:p text:style-name="a736" text:class-names="" text:cond-style-name=""><text:span text:style-name="a735" text:class-names=""><text:s text:c="1"/>The day of the Lord and the unsaved (2:10-12):<text:s text:c="1"/></text:span></text:p>
              </text:list-item>
            </text:list>
            <text:list text:style-name="a740">
              <text:list-item>
                <text:p text:style-name="a739" text:class-names="" text:cond-style-name=""><text:span text:style-name="a738" text:class-names=""/></text:p>
              </text:list-item>
            </text:list>
          </draw:text-box>
          <svg:title/>
          <svg:desc/>
        </draw:frame>
      </draw:page>
      <draw:page draw:name="Slide23" draw:style-name="a742" draw:master-page-name="Master1-Layout12-tx-Title-and-Text" presentation:presentation-page-layout-name="Master1-PPL12" draw:id="Slide-278">
        <draw:frame draw:id="id127" presentation:style-name="a746" draw:name="Title 1" svg:x="1.38in" svg:y="0.4in" svg:width="10.6in" svg:height="1.44965in" presentation:class="title" presentation:placeholder="false">
          <draw:text-box>
            <text:p text:style-name="a745" text:class-names="" text:cond-style-name=""><text:span text:style-name="a743" text:class-names="">2 THESSALONIANS 2<text:s text:c="1"/></text:span><text:span text:style-name="a744" text:class-names=""/></text:p>
          </draw:text-box>
          <svg:title/>
          <svg:desc/>
        </draw:frame>
        <draw:frame draw:id="id128" presentation:style-name="a756" draw:name="Text Placeholder 2" svg:x="1.38in" svg:y="2in" svg:width="9.4in" svg:height="4.75868in" presentation:class="outline" presentation:placeholder="false">
          <draw:text-box>
            <text:list text:style-name="a749">
              <text:list-item>
                <text:p text:style-name="a748" text:class-names="" text:cond-style-name=""><text:span text:style-name="a747" text:class-names="">THE DAY OF THE LORD (2:1-12):<text:s text:c="1"/></text:span></text:p>
              </text:list-item>
            </text:list>
            <text:list text:style-name="a752">
              <text:list-item>
                <text:p text:style-name="a751" text:class-names="" text:cond-style-name=""><text:span text:style-name="a750" text:class-names="">THE DISCIPLES OF THE LORD (2:13-17):<text:s text:c="1"/></text:span></text:p>
              </text:list-item>
            </text:list>
            <text:list text:style-name="a755">
              <text:list-item>
                <text:p text:style-name="a754" text:class-names="" text:cond-style-name=""><text:span text:style-name="a753" text:class-names=""/></text:p>
              </text:list-item>
            </text:list>
          </draw:text-box>
          <svg:title/>
          <svg:desc/>
        </draw:frame>
      </draw:page>
      <draw:page draw:name="Slide24" draw:style-name="a757" draw:master-page-name="Master1-Layout12-tx-Title-and-Text" presentation:presentation-page-layout-name="Master1-PPL12" draw:id="Slide-279">
        <draw:frame draw:id="id129" presentation:style-name="a761" draw:name="Title 1" svg:x="1.38in" svg:y="0.4in" svg:width="10.6in" svg:height="1.44965in" presentation:class="title" presentation:placeholder="false">
          <draw:text-box>
            <text:p text:style-name="a760" text:class-names="" text:cond-style-name=""><text:span text:style-name="a758" text:class-names="">THE DISCIPLES OF THE LORD (2:13-17):<text:s text:c="1"/></text:span><text:span text:style-name="a759" text:class-names=""/></text:p>
          </draw:text-box>
          <svg:title/>
          <svg:desc/>
        </draw:frame>
        <draw:frame draw:id="id130" presentation:style-name="a771" draw:name="Text Placeholder 2" svg:x="1.38in" svg:y="2in" svg:width="9.4in" svg:height="4.75868in" presentation:class="outline" presentation:placeholder="false">
          <draw:text-box>
            <text:list text:style-name="a764">
              <text:list-item>
                <text:p text:style-name="a763" text:class-names="" text:cond-style-name=""><text:span text:style-name="a762" text:class-names=""><text:s text:c="1"/>Their election by the Lord (2:13-14):<text:s text:c="1"/></text:span></text:p>
              </text:list-item>
            </text:list>
            <text:list text:style-name="a767">
              <text:list-item>
                <text:p text:style-name="a766" text:class-names="" text:cond-style-name=""><text:span text:style-name="a765" text:class-names=""><text:s text:c="1"/>Their exhortation by the apostle (2:15-17):<text:s text:c="1"/></text:span></text:p>
              </text:list-item>
            </text:list>
            <text:list text:style-name="a770">
              <text:list-item>
                <text:p text:style-name="a769" text:class-names="" text:cond-style-name=""><text:span text:style-name="a768" text:class-names=""/></text:p>
              </text:list-item>
            </text:list>
          </draw:text-box>
          <svg:title/>
          <svg:desc/>
        </draw:frame>
      </draw:page>
      <draw:page draw:name="Slide25" draw:style-name="a772" draw:master-page-name="Master1-Layout12-tx-Title-and-Text" presentation:presentation-page-layout-name="Master1-PPL12" draw:id="Slide-280">
        <draw:frame draw:id="id131" presentation:style-name="a776" draw:name="Title 1" svg:x="1.38in" svg:y="0.4in" svg:width="10.6in" svg:height="1.44965in" presentation:class="title" presentation:placeholder="false">
          <draw:text-box>
            <text:p text:style-name="a775" text:class-names="" text:cond-style-name=""><text:span text:style-name="a773" text:class-names="">2 THESSALONIANS 2<text:s text:c="1"/></text:span><text:span text:style-name="a774" text:class-names=""/></text:p>
          </draw:text-box>
          <svg:title/>
          <svg:desc/>
        </draw:frame>
        <draw:frame draw:id="id132" presentation:style-name="a786" draw:name="Text Placeholder 2" svg:x="1.38in" svg:y="2in" svg:width="9.4in" svg:height="4.75868in" presentation:class="outline" presentation:placeholder="false">
          <draw:text-box>
            <text:list text:style-name="a779">
              <text:list-item>
                <text:p text:style-name="a778" text:class-names="" text:cond-style-name=""><text:span text:style-name="a777" text:class-names="">THE DAY OF THE LORD (2:1-12):<text:s text:c="1"/></text:span></text:p>
              </text:list-item>
            </text:list>
            <text:list text:style-name="a782">
              <text:list-item>
                <text:p text:style-name="a781" text:class-names="" text:cond-style-name=""><text:span text:style-name="a780" text:class-names="">THE DISCIPLES OF THE LORD (2:13-17):<text:s text:c="1"/></text:span></text:p>
              </text:list-item>
            </text:list>
            <text:list text:style-name="a785">
              <text:list-item>
                <text:p text:style-name="a784" text:class-names="" text:cond-style-name=""><text:span text:style-name="a783" text:class-names=""/></text:p>
              </text:list-item>
            </text:list>
          </draw:text-box>
          <svg:title/>
          <svg:desc/>
        </draw:frame>
      </draw:page>
      <draw:page draw:name="Slide26" draw:style-name="a787" draw:master-page-name="Master1-Layout12-tx-Title-and-Text" presentation:presentation-page-layout-name="Master1-PPL12" draw:id="Slide-281">
        <draw:frame draw:id="id133" presentation:style-name="a791" draw:name="Title 1" svg:x="1.38in" svg:y="0.4in" svg:width="10.6in" svg:height="1.44965in" presentation:class="title" presentation:placeholder="false">
          <draw:text-box>
            <text:p text:style-name="a790" text:class-names="" text:cond-style-name=""><text:span text:style-name="a788" text:class-names="">PAUL'S REQUEST (3:1-2):<text:s text:c="1"/></text:span><text:span text:style-name="a789" text:class-names=""/></text:p>
          </draw:text-box>
          <svg:title/>
          <svg:desc/>
        </draw:frame>
        <draw:frame draw:id="id134" presentation:style-name="a801" draw:name="Text Placeholder 2" svg:x="1.38in" svg:y="2in" svg:width="9.4in" svg:height="4.75868in" presentation:class="outline" presentation:placeholder="false">
          <draw:text-box>
            <text:list text:style-name="a794">
              <text:list-item>
                <text:p text:style-name="a793" text:class-names="" text:cond-style-name=""><text:span text:style-name="a792" text:class-names="">That they pray for God's messenger (3:2):<text:s text:c="1"/></text:span></text:p>
              </text:list-item>
            </text:list>
            <text:list text:style-name="a797">
              <text:list-item>
                <text:p text:style-name="a796" text:class-names="" text:cond-style-name=""><text:span text:style-name="a795" text:class-names="">That they pray for God's message (3:1):<text:s text:c="1"/></text:span></text:p>
              </text:list-item>
            </text:list>
            <text:list text:style-name="a800">
              <text:list-item>
                <text:p text:style-name="a799" text:class-names="" text:cond-style-name=""><text:span text:style-name="a798" text:class-names=""/></text:p>
              </text:list-item>
            </text:list>
          </draw:text-box>
          <svg:title/>
          <svg:desc/>
        </draw:frame>
      </draw:page>
      <draw:page draw:name="Slide27" draw:style-name="a802" draw:master-page-name="Master1-Layout12-tx-Title-and-Text" presentation:presentation-page-layout-name="Master1-PPL12" draw:id="Slide-282">
        <draw:frame draw:id="id135" presentation:style-name="a806" draw:name="Title 1" svg:x="1.38in" svg:y="0.4in" svg:width="10.6in" svg:height="1.44965in" presentation:class="title" presentation:placeholder="false">
          <draw:text-box>
            <text:p text:style-name="a805" text:class-names="" text:cond-style-name=""><text:span text:style-name="a803" text:class-names="">PAUL'S REASSURANCE (3:3-5)<text:s text:c="1"/></text:span><text:span text:style-name="a804" text:class-names=""/></text:p>
          </draw:text-box>
          <svg:title/>
          <svg:desc/>
        </draw:frame>
        <draw:frame draw:id="id136" presentation:style-name="a816" draw:name="Text Placeholder 2" svg:x="1.38in" svg:y="2in" svg:width="9.4in" svg:height="4.75868in" presentation:class="outline" presentation:placeholder="false">
          <draw:text-box>
            <text:list text:style-name="a809">
              <text:list-item>
                <text:p text:style-name="a808" text:class-names="" text:cond-style-name=""><text:span text:style-name="a807" text:class-names="">He reassures them concerning God's faithfulness (3:3-4).<text:s text:c="1"/></text:span></text:p>
              </text:list-item>
            </text:list>
            <text:list text:style-name="a812">
              <text:list-item>
                <text:p text:style-name="a811" text:class-names="" text:cond-style-name=""><text:span text:style-name="a810" text:class-names="">He reassures them concerning God's love and patience (3:5).<text:s text:c="1"/></text:span></text:p>
              </text:list-item>
            </text:list>
            <text:list text:style-name="a815">
              <text:list-item>
                <text:p text:style-name="a814" text:class-names="" text:cond-style-name=""><text:span text:style-name="a813" text:class-names=""/></text:p>
              </text:list-item>
            </text:list>
          </draw:text-box>
          <svg:title/>
          <svg:desc/>
        </draw:frame>
      </draw:page>
      <draw:page draw:name="Slide28" draw:style-name="a817" draw:master-page-name="Master1-Layout1-title-Title-Slide" presentation:presentation-page-layout-name="Master1-PPL1" draw:id="Slide-283">
        <draw:frame draw:id="id137" presentation:style-name="a821" draw:name="Title 1" svg:x="1.38in" svg:y="0.83in" svg:width="10.3in" svg:height="4.42in" presentation:class="title" presentation:placeholder="false">
          <draw:text-box>
            <text:p text:style-name="a820" text:class-names="" text:cond-style-name=""><text:span text:style-name="a818" text:class-names="">PAUL'S REPRIMAND (3:6-18)<text:s text:c="1"/></text:span><text:span text:style-name="a819" text:class-names=""/></text:p>
          </draw:text-box>
          <svg:title/>
          <svg:desc/>
        </draw:frame>
        <draw:frame draw:id="id138" presentation:style-name="a826" draw:name="Subtitle 2" svg:x="1.38in" svg:y="5.25in" svg:width="10.3in" svg:height="1.85in" presentation:class="subtitle" presentation:placeholder="false">
          <draw:text-box>
            <text:p text:style-name="a823" text:class-names="" text:cond-style-name=""><text:span text:style-name="a822" text:class-names="">The recipients (3:6-11, 13, 14b):<text:s text:c="1"/></text:span></text:p>
            <text:p text:style-name="a825" text:class-names="" text:cond-style-name=""><text:span text:style-name="a824" text:class-names=""/></text:p>
          </draw:text-box>
          <svg:title/>
          <svg:desc/>
        </draw:frame>
      </draw:page>
      <draw:page draw:name="Slide29" draw:style-name="a827" draw:master-page-name="Master1-Layout12-tx-Title-and-Text" presentation:presentation-page-layout-name="Master1-PPL12" draw:id="Slide-284">
        <draw:frame draw:id="id139" presentation:style-name="a831" draw:name="Title 1" svg:x="1.38in" svg:y="0.4in" svg:width="10.6in" svg:height="1.44965in" presentation:class="title" presentation:placeholder="false">
          <draw:text-box>
            <text:p text:style-name="a830" text:class-names="" text:cond-style-name=""><text:span text:style-name="a828" text:class-names="">The recipients (3:6-11, 13, 14b):<text:s text:c="1"/></text:span><text:span text:style-name="a829" text:class-names=""/></text:p>
          </draw:text-box>
          <svg:title/>
          <svg:desc/>
        </draw:frame>
        <draw:frame draw:id="id140" presentation:style-name="a844" draw:name="Text Placeholder 2" svg:x="1.38in" svg:y="2in" svg:width="9.4in" svg:height="4.75868in" presentation:class="outline" presentation:placeholder="false">
          <draw:text-box>
            <text:list text:style-name="a834">
              <text:list-item>
                <text:p text:style-name="a833" text:class-names="" text:cond-style-name=""><text:span text:style-name="a832" text:class-names=""><text:s text:c="1"/>The lazy (3:6-10):<text:s text:c="1"/></text:span></text:p>
              </text:list-item>
            </text:list>
            <text:list text:style-name="a837">
              <text:list-item>
                <text:p text:style-name="a836" text:class-names="" text:cond-style-name=""><text:span text:style-name="a835" text:class-names=""><text:s text:c="1"/>The gossipers (3:11, 13):<text:s text:c="1"/></text:span></text:p>
              </text:list-item>
            </text:list>
            <text:list text:style-name="a840">
              <text:list-item>
                <text:p text:style-name="a839" text:class-names="" text:cond-style-name=""><text:span text:style-name="a838" text:class-names=""><text:s text:c="1"/>The disobedient (3:14b):<text:s text:c="1"/></text:span></text:p>
              </text:list-item>
            </text:list>
            <text:list text:style-name="a843">
              <text:list-item>
                <text:p text:style-name="a842" text:class-names="" text:cond-style-name=""><text:span text:style-name="a841" text:class-names=""/></text:p>
              </text:list-item>
            </text:list>
          </draw:text-box>
          <svg:title/>
          <svg:desc/>
        </draw:frame>
      </draw:page>
      <draw:page draw:name="Slide30" draw:style-name="a845" draw:master-page-name="Master1-Layout12-tx-Title-and-Text" presentation:presentation-page-layout-name="Master1-PPL12" draw:id="Slide-285">
        <draw:frame draw:id="id141" presentation:style-name="a849" draw:name="Title 1" svg:x="1.38in" svg:y="0.4in" svg:width="10.6in" svg:height="1.44965in" presentation:class="title" presentation:placeholder="false">
          <draw:text-box>
            <text:p text:style-name="a848" text:class-names="" text:cond-style-name=""><text:span text:style-name="a846" text:class-names="">PAUL'S REPRIMAND (3:6-18)<text:s text:c="1"/></text:span><text:span text:style-name="a847" text:class-names=""/></text:p>
          </draw:text-box>
          <svg:title/>
          <svg:desc/>
        </draw:frame>
        <draw:frame draw:id="id142" presentation:style-name="a859" draw:name="Text Placeholder 2" svg:x="1.38in" svg:y="2in" svg:width="9.4in" svg:height="4.75868in" presentation:class="outline" presentation:placeholder="false">
          <draw:text-box>
            <text:list text:style-name="a852">
              <text:list-item>
                <text:p text:style-name="a851" text:class-names="" text:cond-style-name=""><text:span text:style-name="a850" text:class-names="">The recipients (3:6-11, 13, 14b):<text:s text:c="1"/></text:span></text:p>
              </text:list-item>
            </text:list>
            <text:list text:style-name="a855">
              <text:list-item>
                <text:p text:style-name="a854" text:class-names="" text:cond-style-name=""><text:span text:style-name="a853" text:class-names="">The rules (3:12, 14a, 15):<text:s text:c="1"/></text:span></text:p>
              </text:list-item>
            </text:list>
            <text:list text:style-name="a858">
              <text:list-item>
                <text:p text:style-name="a857" text:class-names="" text:cond-style-name=""><text:span text:style-name="a856" text:class-names=""/></text:p>
              </text:list-item>
            </text:list>
          </draw:text-box>
          <svg:title/>
          <svg:desc/>
        </draw:frame>
      </draw:page>
      <draw:page draw:name="Slide31" draw:style-name="a860" draw:master-page-name="Master1-Layout12-tx-Title-and-Text" presentation:presentation-page-layout-name="Master1-PPL12" draw:id="Slide-286">
        <draw:frame draw:id="id143" presentation:style-name="a864" draw:name="Title 1" svg:x="1.38in" svg:y="0.4in" svg:width="10.6in" svg:height="1.44965in" presentation:class="title" presentation:placeholder="false">
          <draw:text-box>
            <text:p text:style-name="a863" text:class-names="" text:cond-style-name=""><text:span text:style-name="a861" text:class-names="">The rules (3:12, 14a, 15):<text:s text:c="1"/></text:span><text:span text:style-name="a862" text:class-names=""/></text:p>
          </draw:text-box>
          <svg:title/>
          <svg:desc/>
        </draw:frame>
        <draw:frame draw:id="id144" presentation:style-name="a877" draw:name="Text Placeholder 2" svg:x="1.38in" svg:y="2in" svg:width="9.4in" svg:height="4.75868in" presentation:class="outline" presentation:placeholder="false">
          <draw:text-box>
            <text:list text:style-name="a867">
              <text:list-item>
                <text:p text:style-name="a866" text:class-names="" text:cond-style-name=""><text:span text:style-name="a865" text:class-names=""><text:s text:c="1"/>Step 1-identify them (3:14a)<text:s text:c="1"/></text:span></text:p>
              </text:list-item>
            </text:list>
            <text:list text:style-name="a870">
              <text:list-item>
                <text:p text:style-name="a869" text:class-names="" text:cond-style-name=""><text:span text:style-name="a868" text:class-names=""><text:s text:c="1"/>Step 2-admonish them (3:12, 15a)<text:s text:c="1"/></text:span></text:p>
              </text:list-item>
            </text:list>
            <text:list text:style-name="a873">
              <text:list-item>
                <text:p text:style-name="a872" text:class-names="" text:cond-style-name=""><text:span text:style-name="a871" text:class-names=""><text:s text:c="1"/>Step 3-love them (3:1 5b):<text:s text:c="1"/></text:span></text:p>
              </text:list-item>
            </text:list>
            <text:list text:style-name="a876">
              <text:list-item>
                <text:p text:style-name="a875" text:class-names="" text:cond-style-name=""><text:span text:style-name="a874" text:class-names=""/></text:p>
              </text:list-item>
            </text:list>
          </draw:text-box>
          <svg:title/>
          <svg:desc/>
        </draw:frame>
      </draw:page>
      <draw:page draw:name="Slide32" draw:style-name="a878" draw:master-page-name="Master1-Layout12-tx-Title-and-Text" presentation:presentation-page-layout-name="Master1-PPL12" draw:id="Slide-287">
        <draw:frame draw:id="id145" presentation:style-name="a882" draw:name="Title 1" svg:x="1.38in" svg:y="0.4in" svg:width="10.6in" svg:height="1.44965in" presentation:class="title" presentation:placeholder="false">
          <draw:text-box>
            <text:p text:style-name="a881" text:class-names="" text:cond-style-name=""><text:span text:style-name="a879" text:class-names="">PAUL'S REPRIMAND (3:6-18)<text:s text:c="1"/></text:span><text:span text:style-name="a880" text:class-names=""/></text:p>
          </draw:text-box>
          <svg:title/>
          <svg:desc/>
        </draw:frame>
        <draw:frame draw:id="id146" presentation:style-name="a892" draw:name="Text Placeholder 2" svg:x="1.38in" svg:y="2in" svg:width="9.4in" svg:height="4.75868in" presentation:class="outline" presentation:placeholder="false">
          <draw:text-box>
            <text:list text:style-name="a885">
              <text:list-item>
                <text:p text:style-name="a884" text:class-names="" text:cond-style-name=""><text:span text:style-name="a883" text:class-names="">The recipients (3:6-11, 13, 14b):<text:s text:c="1"/></text:span></text:p>
              </text:list-item>
            </text:list>
            <text:list text:style-name="a888">
              <text:list-item>
                <text:p text:style-name="a887" text:class-names="" text:cond-style-name=""><text:span text:style-name="a886" text:class-names="">The rules (3:12, 14a, 15):<text:s text:c="1"/></text:span></text:p>
              </text:list-item>
            </text:list>
            <text:list text:style-name="a891">
              <text:list-item>
                <text:p text:style-name="a890" text:class-names="" text:cond-style-name=""><text:span text:style-name="a889" text:class-names=""/></text:p>
              </text:list-item>
            </text:list>
          </draw:text-box>
          <svg:title/>
          <svg:desc/>
        </draw:frame>
      </draw:page>
      <draw:page draw:name="Slide33" draw:style-name="a893" draw:master-page-name="Master1-Layout1-title-Title-Slide" presentation:presentation-page-layout-name="Master1-PPL1" draw:id="Slide-288">
        <draw:frame draw:id="id147" presentation:style-name="a897" draw:name="Title 1" svg:x="1.38in" svg:y="0.83in" svg:width="10.3in" svg:height="4.42in" presentation:class="title" presentation:placeholder="false">
          <draw:text-box>
            <text:p text:style-name="a896" text:class-names="" text:cond-style-name=""><text:span text:style-name="a894" text:class-names="">PAUL'S FINAL REMARKS (3:16-18)<text:s text:c="1"/></text:span><text:span text:style-name="a895" text:class-names=""/></text:p>
          </draw:text-box>
          <svg:title/>
          <svg:desc/>
        </draw:frame>
        <draw:frame draw:id="id148" presentation:style-name="a902" draw:name="Subtitle 2" svg:x="1.38in" svg:y="5.25in" svg:width="10.3in" svg:height="1.85in" presentation:class="subtitle" presentation:placeholder="false">
          <draw:text-box>
            <text:p text:style-name="a899" text:class-names="" text:cond-style-name=""><text:span text:style-name="a898" text:class-names="">The apostle's heart (3:16, 18)<text:s text:c="1"/></text:span></text:p>
            <text:p text:style-name="a901" text:class-names="" text:cond-style-name=""><text:span text:style-name="a900" text:class-names=""/></text:p>
          </draw:text-box>
          <svg:title/>
          <svg:desc/>
        </draw:frame>
      </draw:page>
      <draw:page draw:name="Slide34" draw:style-name="a903" draw:master-page-name="Master1-Layout12-tx-Title-and-Text" presentation:presentation-page-layout-name="Master1-PPL12" draw:id="Slide-289">
        <draw:frame draw:id="id149" presentation:style-name="a907" draw:name="Title 1" svg:x="1.38in" svg:y="0.4in" svg:width="10.6in" svg:height="1.44965in" presentation:class="title" presentation:placeholder="false">
          <draw:text-box>
            <text:p text:style-name="a906" text:class-names="" text:cond-style-name=""><text:span text:style-name="a904" text:class-names="">The apostle's heart (3:16, 18)<text:s text:c="1"/></text:span><text:span text:style-name="a905" text:class-names=""/></text:p>
          </draw:text-box>
          <svg:title/>
          <svg:desc/>
        </draw:frame>
        <draw:frame draw:id="id150" presentation:style-name="a917" draw:name="Text Placeholder 2" svg:x="1.38in" svg:y="2in" svg:width="9.4in" svg:height="4.75868in" presentation:class="outline" presentation:placeholder="false">
          <draw:text-box>
            <text:list text:style-name="a910">
              <text:list-item>
                <text:p text:style-name="a909" text:class-names="" text:cond-style-name=""><text:span text:style-name="a908" text:class-names=""><text:s text:c="1"/>He prays that they will experience God's peace (3:16).<text:s text:c="1"/></text:span></text:p>
              </text:list-item>
            </text:list>
            <text:list text:style-name="a913">
              <text:list-item>
                <text:p text:style-name="a912" text:class-names="" text:cond-style-name=""><text:span text:style-name="a911" text:class-names=""><text:s text:c="1"/>He prays that they will experience God's grace (3:18).<text:s text:c="1"/></text:span></text:p>
              </text:list-item>
            </text:list>
            <text:list text:style-name="a916">
              <text:list-item>
                <text:p text:style-name="a915" text:class-names="" text:cond-style-name=""><text:span text:style-name="a914" text:class-names=""/></text:p>
              </text:list-item>
            </text:list>
          </draw:text-box>
          <svg:title/>
          <svg:desc/>
        </draw:frame>
      </draw:page>
      <draw:page draw:name="Slide35" draw:style-name="a918" draw:master-page-name="Master1-Layout12-tx-Title-and-Text" presentation:presentation-page-layout-name="Master1-PPL12" draw:id="Slide-290">
        <draw:frame draw:id="id151" presentation:style-name="a922" draw:name="Title 1" svg:x="1.38in" svg:y="0.4in" svg:width="10.6in" svg:height="1.44965in" presentation:class="title" presentation:placeholder="false">
          <draw:text-box>
            <text:p text:style-name="a921" text:class-names="" text:cond-style-name=""><text:span text:style-name="a919" text:class-names="">PAUL'S FINAL REMARKS (3:16-18)<text:s text:c="1"/></text:span><text:span text:style-name="a920" text:class-names=""/></text:p>
          </draw:text-box>
          <svg:title/>
          <svg:desc/>
        </draw:frame>
        <draw:frame draw:id="id152" presentation:style-name="a932" draw:name="Text Placeholder 2" svg:x="1.38in" svg:y="2in" svg:width="9.4in" svg:height="4.75868in" presentation:class="outline" presentation:placeholder="false">
          <draw:text-box>
            <text:list text:style-name="a925">
              <text:list-item>
                <text:p text:style-name="a924" text:class-names="" text:cond-style-name=""><text:span text:style-name="a923" text:class-names="">The apostle's heart (3:16, 18)<text:s text:c="1"/></text:span></text:p>
              </text:list-item>
            </text:list>
            <text:list text:style-name="a928">
              <text:list-item>
                <text:p text:style-name="a927" text:class-names="" text:cond-style-name=""><text:span text:style-name="a926" text:class-names="">The apostle's hand (3:17):<text:s text:c="1"/></text:span></text:p>
              </text:list-item>
            </text:list>
            <text:list text:style-name="a931">
              <text:list-item>
                <text:p text:style-name="a930" text:class-names="" text:cond-style-name=""><text:span text:style-name="a929" text:class-names=""/></text:p>
              </text:list-item>
            </text:list>
          </draw:text-box>
          <svg:title/>
          <svg:desc/>
        </draw:frame>
      </draw:page>
      <draw:page draw:name="Slide36" draw:style-name="a933" draw:master-page-name="Master1-Layout1-title-Title-Slide" presentation:presentation-page-layout-name="Master1-PPL1" draw:id="Slide-291">
        <draw:frame draw:id="id153" presentation:style-name="a937" draw:name="Title 1" svg:x="1.38in" svg:y="0.83in" svg:width="10.3in" svg:height="4.42in" presentation:class="title" presentation:placeholder="false">
          <draw:text-box>
            <text:p text:style-name="a936" text:class-names="" text:cond-style-name=""><text:span text:style-name="a934" text:class-names="">2 Thessalonians</text:span><text:span text:style-name="a935" text:class-names=""/></text:p>
          </draw:text-box>
          <svg:title/>
          <svg:desc/>
        </draw:frame>
        <draw:frame draw:id="id154" presentation:style-name="a938" draw:name="Subtitle 2" svg:x="1.38in" svg:y="5.25in" svg:width="10.3in" svg:height="1.85in" presentation:class="subtitle" presentation:placeholder="true">
          <draw:text-box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2 Thessalonians</dc:title>
    <meta:initial-creator>David STRICKLAND</meta:initial-creator>
    <dc:creator>David STRICKLAND</dc:creator>
    <meta:creation-date>2020-02-24T10:49:43Z</meta:creation-date>
    <dc:date>2020-02-24T10:49:43Z</dc:date>
    <meta:template xlink:href="BibleStudy" xlink:type="simple"/>
    <meta:editing-cycles>1</meta:editing-cycles>
    <meta:editing-duration>PT0S</meta:editing-duration>
    <meta:document-statistic meta:paragraph-count="105" meta:word-count="865"/>
  </office:meta>
</office:document-meta>
</file>